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7000001116D38DC2DA4BDD9F5.png" manifest:media-type="image/png"/>
  <manifest:file-entry manifest:full-path="Pictures/10000201000002EA0000018765BBF124975D23A0.png" manifest:media-type="image/png"/>
  <manifest:file-entry manifest:full-path="Pictures/1000020100000378000001D22568AE7CB5987ED1.png" manifest:media-type="image/png"/>
  <manifest:file-entry manifest:full-path="Pictures/100002010000055A00000212285D415BFCCE3607.png" manifest:media-type="image/png"/>
  <manifest:file-entry manifest:full-path="Pictures/10000201000002EA0000027733315EE23E647B80.png" manifest:media-type="image/png"/>
  <manifest:file-entry manifest:full-path="Pictures/10000201000003B7000000FA0BCCD5B8DE6BEECB.png" manifest:media-type="image/png"/>
  <manifest:file-entry manifest:full-path="Pictures/10000201000003E2000001F444C591151B9B262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4cm, 0cm, 0cm, 0.27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XML" draw:style-name="dp1" draw:master-page-name="OBJECT" presentation:presentation-page-layout-name="AL1T11">
        <draw:frame draw:name="Google Shape;84;p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XML</text:span></text:p>
          </draw:text-box>
        </draw:frame>
        <draw:frame draw:name="Google Shape;85;p1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資料交換格式</text:span></text:p>
              </text:list-item>
            </text:list>
          </draw:text-box>
        </draw:frame>
        <draw:frame draw:name="Google Shape;86;p1" draw:style-name="gr1" draw:text-style-name="P5" draw:layer="layout" svg:width="22.901cm" svg:height="11.487cm" svg:x="10.095cm" svg:y="4.58cm">
          <draw:image xlink:href="Pictures/10000201000003E2000001F444C591151B9B2620.png" xlink:type="simple" xlink:show="embed" xlink:actuate="onLoad">
            <text:p/>
          </draw:image>
        </draw:frame>
        <presentation:notes draw:style-name="dp2">
          <draw:frame draw:name="Google Shape;81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1T11">
        <draw:frame draw:name="Google Shape;91;p2" presentation:style-name="pr2" draw:text-style-name="P4" draw:layer="layout" svg:width="29.209cm" svg:height="12.086cm" svg:x="2.142cm" svg:y="1.063cm" presentation:class="outline" presentation:user-transformed="true">
          <draw:text-box>
            <text:p text:style-name="P1"><text:span text:style-name="T3"><text:a xlink:href="https://pubmed2xl.com/xml/" xlink:type="simple">下載XML</text:a></text:span><text:span text:style-name="T2"><text:s/></text:span><text:span text:style-name="T2">-&gt; </text:span><text:span text:style-name="T3"><text:a xlink:href="https://www.freeformatter.com/xml-formatter.html" xlink:type="simple">縮進</text:a></text:span></text:p>
          </draw:text-box>
        </draw:frame>
        <draw:frame draw:name="Google Shape;92;p2" draw:style-name="gr3" draw:text-style-name="P5" draw:layer="layout" svg:width="13.527cm" svg:height="11.441cm" svg:x="0.422cm" svg:y="2.675cm">
          <draw:image xlink:href="Pictures/10000201000002EA0000027733315EE23E647B80.png" xlink:type="simple" xlink:show="embed" xlink:actuate="onLoad">
            <text:p/>
          </draw:image>
        </draw:frame>
        <draw:frame draw:name="Google Shape;93;p2" draw:style-name="gr3" draw:text-style-name="P5" draw:layer="layout" svg:width="16.857cm" svg:height="6.521cm" svg:x="16.587cm" svg:y="2.675cm">
          <draw:image xlink:href="Pictures/100002010000055A00000212285D415BFCCE3607.png" xlink:type="simple" xlink:show="embed" xlink:actuate="onLoad">
            <text:p/>
          </draw:image>
        </draw:frame>
        <draw:frame draw:name="Google Shape;94;p2" draw:style-name="gr3" draw:text-style-name="P5" draw:layer="layout" svg:width="13.646cm" svg:height="7.161cm" svg:x="18.497cm" svg:y="10.825cm">
          <draw:image xlink:href="Pictures/1000020100000378000001D22568AE7CB5987ED1.png" xlink:type="simple" xlink:show="embed" xlink:actuate="onLoad">
            <text:p/>
          </draw:image>
        </draw:frame>
        <draw:custom-shape draw:name="Google Shape;95;p2" draw:style-name="gr4" draw:text-style-name="P5" draw:layer="layout" svg:width="1.244cm" svg:height="0.001cm" svg:x="14.424cm" svg:y="6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2" draw:style-name="gr4" draw:text-style-name="P5" draw:layer="layout" svg:width="0.001cm" svg:height="0.96cm" svg:x="25.32cm" svg:y="9.5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88;p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9;p2:notes" draw:style-name="gr2" draw:layer="layout" svg:width="12.7cm" svg:height="9.524cm" svg:x="3.176cm" svg:y="1.905cm" draw:page-number="2" presentation:class="page"/>
        </presentation:notes>
      </draw:page>
      <draw:page draw:name="XML" draw:style-name="dp1" draw:master-page-name="OBJECT" presentation:presentation-page-layout-name="AL1T11">
        <draw:frame draw:name="Google Shape;101;p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XML</text:span></text:p>
          </draw:text-box>
        </draw:frame>
        <draw:frame draw:name="Google Shape;102;p3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對照</text:span></text:p>
              </text:list-item>
            </text:list>
          </draw:text-box>
        </draw:frame>
        <draw:frame draw:name="Google Shape;103;p3" draw:style-name="gr3" draw:text-style-name="P5" draw:layer="layout" svg:width="19.784cm" svg:height="5.2cm" svg:x="8cm" svg:y="3.747cm">
          <draw:image xlink:href="Pictures/10000201000003B7000000FA0BCCD5B8DE6BEECB.png" xlink:type="simple" xlink:show="embed" xlink:actuate="onLoad">
            <text:p/>
          </draw:image>
        </draw:frame>
        <draw:frame draw:name="Google Shape;104;p3" draw:style-name="gr3" draw:text-style-name="P5" draw:layer="layout" svg:width="13.548cm" svg:height="7.101cm" svg:x="11.584cm" svg:y="10.102cm">
          <draw:image xlink:href="Pictures/10000201000002EA0000018765BBF124975D23A0.png" xlink:type="simple" xlink:show="embed" xlink:actuate="onLoad">
            <text:p/>
          </draw:image>
        </draw:frame>
        <draw:custom-shape draw:name="Google Shape;105;p3" draw:style-name="gr5" draw:text-style-name="P7" draw:layer="layout" svg:width="1.956cm" svg:height="1.141cm" svg:x="12.933cm" svg:y="4.1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3" draw:style-name="gr5" draw:text-style-name="P7" draw:layer="layout" svg:width="1.706cm" svg:height="5.284cm" svg:x="11.838cm" svg:y="10.8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8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3:notes" draw:style-name="gr2" draw:layer="layout" svg:width="12.7cm" svg:height="9.524cm" svg:x="3.176cm" svg:y="1.905cm" draw:page-number="3" presentation:class="page"/>
        </presentation:notes>
      </draw:page>
      <draw:page draw:name="JSON" draw:style-name="dp1" draw:master-page-name="OBJECT" presentation:presentation-page-layout-name="AL1T11">
        <draw:frame draw:name="Google Shape;111;p4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JSON</text:span></text:p>
          </draw:text-box>
        </draw:frame>
        <draw:frame draw:name="Google Shape;112;p4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資料交換格式</text:span></text:p>
              </text:list-item>
            </text:list>
          </draw:text-box>
        </draw:frame>
        <draw:frame draw:name="Google Shape;113;p4" draw:style-name="gr3" draw:text-style-name="P5" draw:layer="layout" svg:width="23.894cm" svg:height="7.223cm" svg:x="3.96cm" svg:y="7.945cm">
          <draw:image xlink:href="Pictures/1000020100000387000001116D38DC2DA4BDD9F5.png" xlink:type="simple" xlink:show="embed" xlink:actuate="onLoad">
            <text:p/>
          </draw:image>
        </draw:frame>
        <presentation:notes draw:style-name="dp2">
          <draw:frame draw:name="Google Shape;108;p4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p4:notes" draw:style-name="gr2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12;p6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6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6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6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6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4T01:25:43</meta:creation-date>
    <meta:initial-creator>yk</meta:initial-creator>
    <meta:document-statistic meta:object-count="47"/>
    <meta:generator>LibreOfficeDev/6.0.5.2$Linux_X86_64 LibreOffice_project/</meta:generator>
  </office:meta>
</office:document-meta>
</file>